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ff0000" loext:opacity="100%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2a6099" loext:opacity="100%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3465a4" loext:opacity="100%" fo:font-weight="bold" style:font-weight-asian="bold" style:font-weight-complex="bold"/>
    </style:style>
    <style:style style:name="T6" style:family="text">
      <style:text-properties fo:color="#000000" loext:opacity="100%" fo:font-weight="bold" style:font-weight-asian="bold" style:font-weight-complex="bold"/>
    </style:style>
    <style:style style:name="T7" style:family="text">
      <style:text-properties fo:color="#ff0000" loext:opacity="100%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bf0041" loext:opacity="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bf0041" loext:opacity="100%"/>
    </style:style>
    <style:style style:name="T13" style:family="text">
      <style:text-properties fo:color="#2a6099" loext:opacity="100%"/>
    </style:style>
    <style:style style:name="T14" style:family="text">
      <style:text-properties fo:color="#c9211e" loext:opacity="100%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c9211e" loext:opacity="100%" fo:font-size="20pt" fo:font-weight="normal" style:font-size-asian="20pt" style:font-weight-asian="normal" style:font-size-complex="20pt" style:font-weight-complex="normal"/>
    </style:style>
    <style:style style:name="T17" style:family="text">
      <style:text-properties style:use-window-font-color="true" loext:opacity="0%"/>
    </style:style>
    <style:style style:name="T18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color="#ff4000" loext:opacity="100%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55308d" loext:opacity="100%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bf0041" loext:opacity="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201cm" svg:x="1cm" svg:y="7.273cm" presentation:class="title" presentation:user-transformed="true">
          <draw:text-box>
            <text:p>Implementing System Calls In Linux and Introduction to Shared Memory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CSE231 – Operating Syste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Topics to Cove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odifying syscall_64.tbl</text:p>
              </text:list-item>
              <text:list-item>
                <text:p>Special Macros to define System Call</text:p>
              </text:list-item>
              <text:list-item>
                <text:p>Introduction to Shared Memory</text:p>
              </text:list-item>
              <text:list-item>
                <text:p>Description of Shared Memory related fun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Modifying syscall_64.tbl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">List of all registered system calls are kept in a file called syscall_64.tbl</text:p>
              </text:list-item>
              <text:list-item>
                <text:p text:style-name="P1">This file is read by the kernel scripts that generate the boilerplate code for embedding the system call into the kernel</text:p>
              </text:list-item>
              <text:list-item>
                <text:p text:style-name="P1"><text:span text:style-name="T1">Format</text:span></text:p>
                <text:list>
                  <text:list-item>
                    <text:list>
                      <text:list-item>
                        <text:p text:style-name="P1"><text:span text:style-name="T2">&lt;number&gt; </text:span><text:span text:style-name="T3">TAB</text:span><text:span text:style-name="T4"> </text:span><text:span text:style-name="T2">&lt;abi&gt; </text:span><text:span text:style-name="T3">TAB</text:span><text:span text:style-name="T4"> </text:span><text:span text:style-name="T2">&lt;syscallname&gt; </text:span><text:span text:style-name="T3">TAB</text:span><text:span text:style-name="T4"> </text:span><text:span text:style-name="T2">&lt;syscallfunc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Implementing the System Call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You can implement the system call anywhere as per your needs but if the system call does not relate to any feature then implement that in <text:span text:style-name="T5">kernel/sys.c </text:span><text:span text:style-name="T6">or define it in a seperate directory and add it to the kernel makef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Macros for Defining System Call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SYSCALL_DEFINE<text:span text:style-name="T7">N </text:span><text:span text:style-name="T8">: Generates the signature/declaration for the system <text:s/>call</text:span></text:p>
              </text:list-item>
              <text:list-item>
                <text:p><text:span text:style-name="T8">N : It refers to the number of arguments being passed to the system call</text:span></text:p>
              </text:list-item>
              <text:list-item>
                <text:p><text:span text:style-name="T8">Syntax: </text:span><text:span text:style-name="T9">SYSCALL_DEFINEN</text:span><text:span text:style-name="T10">( </text:span><text:span text:style-name="T11">ParamType</text:span><text:span text:style-name="T10">, Param, </text:span><text:span text:style-name="T11">ParamType</text:span><text:span text:style-name="T10">, Param, … 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Accessing the system call in the program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You can use the standard <text:span text:style-name="T12">syscall</text:span> function with <text:span text:style-name="T13">system call number </text:span>and the <text:span text:style-name="T13">arguments</text:span> as the paramet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8" draw:layer="layout" svg:width="4.445cm" svg:height="1.27cm" svg:x="12.065cm" svg:y="7.62cm" presentation:class="outline" presentation:user-transformed="true">
          <draw:text-box>
            <text:list text:style-name="L2">
              <text:list-header>
                <text:p>DEMO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Shared Memory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PC mechanism for sharing data between two or more processes</text:p>
              </text:list-item>
              <text:list-item>
                <text:p>No proper synchronization available</text:p>
              </text:list-item>
              <text:list-item>
                <text:p>Fastest among PIPES, FIF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shm_open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Used to create a new shared memory object.</text:p>
              </text:list-item>
              <text:list-item>
                <text:p>Returns a descriptor that can be used for further operations</text:p>
              </text:list-item>
              <text:list-item>
                <text:p>Signature : int <text:span text:style-name="T14">shm_open</text:span>(const char *name, int oflag, mode_t mode);</text:p>
              </text:list-item>
              <text:list-item>
                <text:p>Name : Name of shared memory object</text:p>
              </text:list-item>
              <text:list-item>
                <text:p>Oflag : Flags associated creation/ access of shared memory object</text:p>
              </text:list-item>
              <text:list-item>
                <text:p>Mode : Permissions of the shared memory ob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Important Flags in shm_open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O_RDONLY : Open the object for read only access</text:p>
              </text:list-item>
              <text:list-item>
                <text:p>O_RDWR : Both Read Write Access</text:p>
              </text:list-item>
              <text:list-item>
                <text:p>O_CREAT : Create a shm if it does not exist</text:p>
              </text:list-item>
              <text:list-item>
                <text:p>O_TRUNC : Reduce the shm size of 0 bytes if its exists</text:p>
              </text:list-item>
              <text:list-item>
                <text:p>O_EXCL : Raise error if O_CREAT specified but shm already exi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shm_unlink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Unlink the shared memory object pointed to by the name</text:p>
              </text:list-item>
              <text:list-item>
                <text:p>Syntax : </text:p>
                <text:p><text:span text:style-name="T15">int </text:span><text:span text:style-name="T16">shm_unlink</text:span><text:span text:style-name="T15">(const char *name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ftruncate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Truncate the file to the given size</text:p>
              </text:list-item>
              <text:list-item>
                <text:p>If file was larger than SIZE then extra data is lost</text:p>
              </text:list-item>
              <text:list-item>
                <text:p>If file was less than SIZE then the file is extended with <text:span text:style-name="T13">\0</text:span></text:p>
              </text:list-item>
              <text:list-item>
                <text:p><text:span text:style-name="T17">Syntax : <text:s/></text:span></text:p>
                <text:p><text:span text:style-name="T18">int </text:span><text:span text:style-name="T19">ftruncate</text:span><text:span text:style-name="T18">(int fd, off_t length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mmap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reate a new mapping in the virtual address space of the calling process</text:p>
              </text:list-item>
              <text:list-item>
                <text:p>In our case mmap is used for mapping the shm into the calling process address space </text:p>
              </text:list-item>
              <text:list-item>
                <text:p>Syntax : </text:p>
                <text:p><text:span text:style-name="T15">void *</text:span><text:span text:style-name="T19">mmap</text:span><text:span text:style-name="T15">(void *addr, size_t length, int prot, int flags,int fd, off_t offset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Important Flags Related to SHM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0">Protection</text:span></text:p>
              </text:list-item>
              <text:list-item>
                <text:p>PROT_READ : Pages may be read</text:p>
              </text:list-item>
              <text:list-item>
                <text:p>PROT_WRITE: Pages may be written</text:p>
              </text:list-item>
              <text:list-item>
                <text:p><text:span text:style-name="T20">Flags</text:span></text:p>
              </text:list-item>
              <text:list-item>
                <text:p>MAP_SHARED : Changes made to the mapping will be visible to other process mapping the same region</text:p>
              </text:list-item>
              <text:list-item>
                <text:p>MAP_PRIVATE : Changes made to the mapping will not be visible to the other process mapping the same reg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munmap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Umaps the mapped region</text:p>
              </text:list-item>
              <text:list-item>
                <text:p>Returns 0 upon completition, -1 in case of error</text:p>
              </text:list-item>
              <text:list-item>
                <text:p>Syntax</text:p>
                <text:p><text:span text:style-name="T21">int </text:span><text:span text:style-name="T22">munmap</text:span><text:span text:style-name="T21">(void *addr, size_t length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8" draw:layer="layout" svg:width="4.445cm" svg:height="1.27cm" svg:x="12.065cm" svg:y="7.62cm" presentation:class="outline" presentation:user-transformed="true">
          <draw:text-box>
            <text:list text:style-name="L2">
              <text:list-header>
                <text:p>DEMO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9T06:11:15.144505692</meta:creation-date>
    <meta:editing-duration>PT41M8S</meta:editing-duration>
    <meta:editing-cycles>13</meta:editing-cycles>
    <meta:generator>LibreOffice/7.3.6.2$Linux_X86_64 LibreOffice_project/30$Build-2</meta:generator>
    <dc:title>Midnightblue</dc:title>
    <dc:date>2022-11-12T10:43:27.023308991</dc:date>
    <meta:document-statistic meta:object-count="112"/>
  </office:meta>
</office:document-meta>
</file>